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DejaVu Sans1" svg:font-family="'DejaVu San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color="#3d3c40" fo:font-size="11.5pt" style:font-size-asian="11.5pt" style:font-size-complex="11.5pt" fo:background-color="#ffffff"/>
    </style:style>
    <style:style style:name="T2" style:family="text">
      <style:text-properties fo:color="#1155cc" fo:font-size="11.5pt" style:text-underline-style="solid" style:text-underline-width="auto" style:text-underline-color="font-color" style:font-size-asian="11.5pt" style:font-size-complex="11.5pt"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Bonjour à tous,</text:span></text:p>
      <text:p text:style-name="P2"/>
      <text:p text:style-name="P2"><text:span text:style-name="T1">Ce mardi 06 octobre, à 19h00 à la salle Candix/IAO (</text:span><text:a xlink:type="simple" xlink:href="http://www.uclouvain.be/266222.html" text:style-name="Internet_20_link" text:visited-style-name="Visited_20_Internet_20_Link"><text:span text:style-name="T2">http://www.uclouvain.be/266222.html</text:span></text:a><text:span text:style-name="T1">), le Louvain-li-Nux vous propose d'assister à un cours d'introduction à Git. </text:span></text:p>
      <text:p text:style-name="P2"/>
      <text:p text:style-name="P2"><text:span text:style-name="T1">Attention, l’inscription est obligatoire sur </text:span><text:a xlink:type="simple" xlink:href="https://goo.gl/forms/yLxyvY3YxGemBaRk1" text:style-name="Internet_20_link" text:visited-style-name="Visited_20_Internet_20_Link"><text:span text:style-name="T2">https://goo.gl/forms/yLxyvY3YxGemBaRk1</text:span></text:a></text:p>
      <text:p text:style-name="P2"/>
      <text:p text:style-name="P2"><text:span text:style-name="T1">Oui mais Git c'est quoi ?</text:span></text:p>
      <text:p text:style-name="P2"/>
      <text:p text:style-name="P2"><text:span text:style-name="T1">Git est un logiciel libre et gratuit de gestion de versions, autrement dit : un logiciel qui permet de stocker un ensemble de </text:span><text:a xlink:type="simple" xlink:href="https://fr.wikipedia.org/wiki/Fichier_(informatique)" text:style-name="Internet_20_link" text:visited-style-name="Visited_20_Internet_20_Link">fichiers</text:a><text:span text:style-name="T1"> en conservant la chronologie de toutes les modifications qui ont été effectuées dessus. Avec Git, vous pouvez facilement voir les différences entre deux versions d’un fichier, voir qui a modifié le fichier et à quel moment. De plus, vous savez manipuler rapidement l’historique en annulant une modification, en revenant à d’anciennes versions, …</text:span></text:p>
      <text:p text:style-name="P2"/>
      <text:p text:style-name="P2"><text:span text:style-name="T1">Git est très puissant pour le travail en groupe, que ce soit pour deux ou deux-cent personnes, fini les versions en conflit, la suppression de votre travail par un collègue, etc. Git gère tous ces problèmes de lui-même et sans jamais perdre une seule modification. Vous souhaitez travailler sur une nouvelle version d’un projet sans risquer de perdre votre travail actuel ? Git vous permet de gérer en parallèle plusieurs versions différentes, puis de les combiner lorsque vous êtes satisfaits.</text:span></text:p>
      <text:p text:style-name="P2"/>
      <text:p text:style-name="P2"><text:span text:style-name="T1">Ce logiciel est utilisé par les plus grandes entreprises et communautés dans le monde. Git est notamment indispensable au développement du noyau Linux, où des milliers de personnes différentes ont écrit ensemble des millions de lignes de code. De nos jours, tout programmeur dans une entreprise doit savoir utiliser un logiciel de gestion de versions tel que Git.</text:span></text:p>
      <text:p text:style-name="P2"><text:span text:style-name="T1"><text:line-break/>Cet atelier est accessible à tous (aucun pré-requis propre à certaines études n’est nécessaire !). Attention cependant : Git fonctionne mieux avec des fichiers texte (documents LaTeX, code source, etc.) Pour des documents de type Word, Powerpoint, etc, Git n’est pas le plus adapté.<text:line-break/><text:line-break/>On vous attend avec vos ordinateurs portables Candix/IAO le jeudi S3 à 19h !</text:span></text:p>
      <text:p text:style-name="P2"/>
      <text:p text:style-name="P2"/>
      <text:p text:style-name="P2"/>
      <text:p text:style-name="P2"><text:span text:style-name="T1">Le Louvain-li-Nux</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keep-together="auto" fo:orphans="2" fo:widows="2"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9" meta:word-count="312" meta:character-count="2003" meta:non-whitespace-character-count="1697"/>
    <meta:generator>LibreOffice/5.3.0.3$Linux_X86_64 LibreOffice_project/30m0$Build-3</meta:generator>
  </office:meta>
</office:document-meta>
</file>